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8693" officeooo:paragraph-rsid="001f8693"/>
    </style:style>
    <style:style style:name="P2" style:family="paragraph" style:parent-style-name="Text_20_body">
      <style:text-properties officeooo:paragraph-rsid="001ef369"/>
    </style:style>
    <style:style style:name="P3" style:family="paragraph" style:parent-style-name="Text_20_body">
      <style:text-properties officeooo:rsid="002308ef" officeooo:paragraph-rsid="002308ef"/>
    </style:style>
    <style:style style:name="P4" style:family="paragraph" style:parent-style-name="Text_20_body">
      <style:text-properties officeooo:rsid="0024bc56" officeooo:paragraph-rsid="0024bc56"/>
    </style:style>
    <style:style style:name="P5" style:family="paragraph" style:parent-style-name="Text_20_body">
      <style:text-properties officeooo:rsid="002915b3" officeooo:paragraph-rsid="002915b3"/>
    </style:style>
    <style:style style:name="P6" style:family="paragraph" style:parent-style-name="Text_20_body">
      <style:text-properties officeooo:rsid="002afc62" officeooo:paragraph-rsid="002afc62"/>
    </style:style>
    <style:style style:name="P7" style:family="paragraph" style:parent-style-name="Text_20_body">
      <style:text-properties officeooo:rsid="0032df6b" officeooo:paragraph-rsid="0032df6b"/>
    </style:style>
    <style:style style:name="P8" style:family="paragraph" style:parent-style-name="Heading_20_4">
      <style:text-properties officeooo:paragraph-rsid="001ef369"/>
    </style:style>
    <style:style style:name="P9" style:family="paragraph" style:parent-style-name="Heading_20_3">
      <style:text-properties officeooo:rsid="001f8693" officeooo:paragraph-rsid="001f8693"/>
    </style:style>
    <style:style style:name="P10" style:family="paragraph" style:parent-style-name="Text_20_body">
      <style:paragraph-properties fo:margin-top="0cm" fo:margin-bottom="0.423cm" loext:contextual-spacing="false" style:line-height-at-least="0.6cm"/>
      <style:text-properties style:font-name="times" fo:font-size="15pt" fo:font-weight="bold"/>
    </style:style>
    <style:style style:name="P11" style:family="paragraph" style:parent-style-name="Text_20_body">
      <style:paragraph-properties fo:margin-top="0cm" fo:margin-bottom="0.423cm" loext:contextual-spacing="false" style:line-height-at-least="0.6cm"/>
      <style:text-properties style:font-name="times" fo:font-size="15pt"/>
    </style:style>
    <style:style style:name="P12" style:family="paragraph" style:parent-style-name="Text_20_body">
      <style:paragraph-properties fo:margin-left="1.27cm" fo:margin-right="0cm" fo:margin-top="0cm" fo:margin-bottom="0.423cm" loext:contextual-spacing="false" style:line-height-at-least="0.6cm" fo:text-indent="0cm" style:auto-text-indent="false"/>
    </style:style>
    <style:style style:name="P13" style:family="paragraph" style:parent-style-name="Text_20_body">
      <style:text-properties officeooo:rsid="002915b3" officeooo:paragraph-rsid="003a11f5"/>
    </style:style>
    <style:style style:name="T1" style:family="text">
      <style:text-properties officeooo:rsid="001fb7c2"/>
    </style:style>
    <style:style style:name="T2" style:family="text">
      <style:text-properties officeooo:rsid="0021952a"/>
    </style:style>
    <style:style style:name="T3" style:family="text">
      <style:text-properties officeooo:rsid="0025c821"/>
    </style:style>
    <style:style style:name="T4" style:family="text">
      <style:text-properties officeooo:rsid="002afc62"/>
    </style:style>
    <style:style style:name="T5" style:family="text">
      <style:text-properties fo:font-style="italic" officeooo:rsid="002cbe2b" style:font-style-asian="italic" style:font-style-complex="italic"/>
    </style:style>
    <style:style style:name="T6" style:family="text">
      <style:text-properties fo:font-style="normal" officeooo:rsid="002e1673" style:font-style-asian="normal" style:font-style-complex="normal"/>
    </style:style>
    <style:style style:name="T7" style:family="text">
      <style:text-properties fo:font-style="normal" officeooo:rsid="0030081c" style:font-style-asian="normal" style:font-style-complex="normal"/>
    </style:style>
    <style:style style:name="T8" style:family="text">
      <style:text-properties fo:font-style="normal" officeooo:rsid="0030c20e" style:font-style-asian="normal" style:font-style-complex="normal"/>
    </style:style>
    <style:style style:name="T9" style:family="text">
      <style:text-properties fo:font-weight="bold"/>
    </style:style>
    <style:style style:name="T10" style:family="text">
      <style:text-properties style:font-name="times"/>
    </style:style>
    <style:style style:name="T11" style:family="text">
      <style:text-properties style:font-name="times" fo:font-size="15pt"/>
    </style:style>
    <style:style style:name="T12" style:family="text">
      <style:text-properties style:font-name="times" fo:font-size="15pt"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o is the target audience for this "professional" Program?</text:p>
      <text:p text:style-name="P2">By "professional" we are referring to program graduates who will be looking for jobs in industry once they complete their degree. This is not a research-oriented M.Sc. program. Our recruitment efforts are being focused on students who have sufficient computing science backgrounds with an interest in computational analysis of big data.</text:p>
      <text:h text:style-name="P8" text:outline-level="4"/>
      <text:h text:style-name="P8" text:outline-level="4">▪ statement of purpose</text:h>
      <text:p text:style-name="Text_20_body">Your statement of purpose is your chance to explain your aspirations, strengths, and interests as they relate to the Big Data program. This document should be no longer than two pages double-spaced.</text:p>
      <text:p text:style-name="Standard"/>
      <text:p text:style-name="P1">Statement of Purpose</text:p>
      <text:p text:style-name="P1"/>
      <text:p text:style-name="P1">In the Fall semester of the last year of my undergraduate degree, I enrolled in <text:span text:style-name="T2">a grad/undergrad split</text:span> Machine Learning <text:span text:style-name="T2">class</text:span>. At the time, all I knew about ‘Machine Learning’ was <text:span text:style-name="T1">what I had learned from students who had taken the course already in previouse years. The gyst of which was, “Don’t take the course, it’s very difficult and you won’t learn anything”. <text:line-break/><text:line-break/>I was fortunate enough to make the uninformed decision to enroll in a Machine Learning </text:span></text:p>
      <text:p text:style-name="P1"/>
      <text:p text:style-name="P1">Here's an organization I would recommend: (1) passionate hook; (2) segué to your background in the field; (3) specific classes by title and professors you have had (especially if well-known in the field); (4) related extracurricular activities (especially if they hint at some personal quality you want to convey); (5) any publications or other professional accomplishments in the field (perhaps conference presentations or public readings); (6) explanations about problems in your background (if needed); and (7) why you have chosen this grad school (name one or two professors and what you know of their specific areas or some feature of the program which specifically attracts you). </text:p>
      <text:p text:style-name="P1"/>
      <text:h text:style-name="P9" text:outline-level="3">Part 1: Introduce yourself, your interests and motivations</text:h>
      <text:p text:style-name="Text_20_body">Tell them what you’re interested in, and perhaps, what sparked your desire for graduate study. This should be short and to the point; don’t spend a great deal of time on autobiography.</text:p>
      <text:p text:style-name="P13">The day I reached a level of understainding of the revolution that has quietly take place over the past decade I got shivers down my spine. Leveraging Big Data to solve problems is the most exciting revolution <text:span text:style-name="T4">in science and engineering that has ever take place. I feel extremely fourtunate to even be an observer of the awesome advances so rapidly taking place. </text:span></text:p>
      <text:p text:style-name="P13"><text:span text:style-name="T4"><text:line-break/><text:line-break/>Big Data is the perfect marraige of math, statistics, computing science, and domain knowledge. As a young, curious, enthusiast of pursuing truth and discovery, and exploring interesting engineer problems, Big Data is the most exciting field to be involved in at this time.</text:span></text:p>
      <text:p text:style-name="P5"><text:soft-page-break/></text:p>
      <text:p text:style-name="P6"/>
      <text:p text:style-name="Text_20_body"/>
      <text:h text:style-name="Heading_20_3" text:outline-level="3"><text:bookmark text:name="part-2-summarize-your-undergraduate-and-previous-graduate-career"/>Part 2: Summarize your undergraduate and previous graduate career</text:h>
      <text:p text:style-name="Text_20_body">a) Research you conducted. Indicate with whom, the title of the project, what your responsibilities were, and the outcome. Write technically, or in the style of your discipline. Professors are the people who read these statements.</text:p>
      <text:p text:style-name="Text_20_body">b) Important paper or thesis project you completed, as well as anything scholarly beyond your curricular requirements.</text:p>
      <text:p text:style-name="Text_20_body">c) Work experience, especially if you had any kind of responsibility for testing, designing, researching or interning in an area similar to what you wish to study in graduate school.</text:p>
      <text:p text:style-name="Text_20_body"><text:s/></text:p>
      <text:p text:style-name="P3">a)</text:p>
      <text:p text:style-name="P3"/>
      <text:p text:style-name="Text_20_body"/>
      <text:h text:style-name="Heading_20_3" text:outline-level="3"><text:bookmark text:name="part-3-discuss-the-relevance-of-your-recent-and-current-activities"/>Part 3: Discuss the relevance of your recent and current activities</text:h>
      <text:p text:style-name="Text_20_body">If you graduated and worked prior to returning to grad school, indicate what you’ve been doing: company or non-profit, your work/design team, responsibilities, what you learned. You can also indicate here how this helped you focus your graduate studies.</text:p>
      <text:p text:style-name="Text_20_body"/>
      <text:p text:style-name="P4">In my time since graduating University, I have been studying various valuable topics which are not taught in an undergraduate curriculum (At least at U of A in my experience). In pursuing online resources to further my education, I came across an onine personality Dan Van Boxel. Boxel hosts a weekly livestream of himself doing data science, ‘Dan does data science’. In this series he works his way through learning new data science tools such as Tensorflow, Torch, Theano, and Keras. Boxel puts a high emphasise on the concept of workflow. <text:span text:style-name="T3">That is, optimizing the way in which an Engineer interfaces and communicates with his tool set in order to maximize efficeincy in quickly iterating software and experiments.<text:line-break/><text:line-break/>This concept of workflow has given me a heightened appreciation for concepts which I was exposed to in my Undergraduate career, but did not comprehend the significance in practice. Concrete examples of this include developing a deeper understanding of Linux, staying closer to the command line by using vim editor, and opting to use command line interfaces more often as opposed to gui’s. Another instance of optimization is taking the time to configure workspaces to enhance personal workflow.<text:line-break/></text:span><text:soft-page-break/><text:span text:style-name="T3"><text:line-break/>My initial exposure to Big Data was an introductory Machine Learning class. The power of these methods was, at the time, mind blowing. Machine Learning appeared to be the next great leap in the realm of computing science. A method of creating machines to solve problems, not by explicit programming, but rather by training through example. <text:line-break/><text:line-break/>Up until recently, my naive understanding of ‘Big Data’ was applying Machine Learning Methods to large datasets to answer questions. <text:line-break/><text:line-break/>I have been reading the book </text:span><text:span text:style-name="T5">Developing Analytic Talent Becoming a Data Scientist </text:span><text:span text:style-name="T6">by Vincent Granville. This reading has forced me to adopt a much </text:span><text:span text:style-name="T7">more broad perspective on Big Data as Granville strongly emphasizes a modleless approach to analysis. Instead of relying on Models, which are prone to miss-tuning, overfitting, and hiding unclean data, Granville advocates a more domain specific approach of feature and metric optimization using domain specific knowledge. It is refreshing to be exposed to such ideologies since there seems to be an over reaction to the power of machine learning models alone, especially with the recent boom in Deep Learning. My point being that Data Science is much more multidimensional than many online sources may lead one to believe. It is not just understanding how to use robust modeling algorithms, it is rather the intersection of many diverse fields such as Statistics, Software Engineering, Data Engineering, Business </text:span><text:span text:style-name="T8">Optimization and Domain Expertise. This is what is most exciting to me about the Big Data program at SFU, it is the apparent breadth of expertise covered by the program.</text:span></text:p>
      <text:p text:style-name="Text_20_body"/>
      <text:h text:style-name="Heading_20_3" text:outline-level="3"><text:bookmark text:name="part-4-elaborate-on-your-academic-interests"/>Part 4: Elaborate on your academic interests</text:h>
      <text:p text:style-name="Text_20_body">Here you indicate what you would like to study in graduate school in enough detail to convince the faculty that you understand the scope of research in their discipline, and are engaged with current research themes.</text:p>
      <text:p text:style-name="Text_20_body">a) Indicate the area of your interests. Ideally, pose a question, define a problem, or indicate a theme that you would like to address, and questions that arise from contemporary research. This should be an ample paragraph!</text:p>
      <text:p text:style-name="Text_20_body">b) Look on the web for information about departments you’re interested in, including professors and their research. Are there professors whose research interests parallel yours? If so, indicate this. Check the specific program; many may require you to name a professor or professors with whom you might work.</text:p>
      <text:p text:style-name="Text_20_body">c) End your statement in a positive manner, indicating your excitement and readiness for the challenges ahead of you.</text:p>
      <text:p text:style-name="P7">I am interested in the use of the most powerful tools available for squeezing knowleds out of data.</text:p>
      <text:h text:style-name="Heading_20_3" text:outline-level="3"><text:bookmark text:name="essential-tips"/><text:soft-page-break/>Essential Tips</text:h>
      <text:p text:style-name="Text_20_body">1. What the admissions committee will read between the lines: self-motivation, competence, potential as a graduate student.</text:p>
      <text:p text:style-name="Text_20_body">2. Emphasize everything from a positive perspective and write in an active, not a passive voice.</text:p>
      <text:p text:style-name="Text_20_body">3. Demonstrate everything by example; don’t say directly that you’re a persistent person, show it.</text:p>
      <text:p text:style-name="Text_20_body">4. If there is something important that happened to you that affected your grades, such as poverty, illness, or excessive work, state it. Write it affirmatively, showing your perseverance despite obstacles. You can elaborate more in your personal statement.</text:p>
      <text:p text:style-name="Text_20_body">5. Make sure everything is linked with continuity and focus.</text:p>
      <text:p text:style-name="Text_20_body">6. Unless the specific program says otherwise, be concise; an ideal essay should say everything it needs to with brevity. Approximately 500 to 1000 well-selected words (1-2 single space pages in 12 point font) is better than more words with less clarity and poor organization.</text:p>
      <text:p text:style-name="Text_20_body"/>
      <text:p text:style-name="Text_20_body"/>
      <text:p text:style-name="P10">Letter of Intent </text:p>
      <text:p text:style-name="P11">In <text:span text:style-name="T9">ONE </text:span>single-space page (12 pt font: 1-inch margins), please outline your reasons for pursuing graduate studies and for choosing counselling as a profession. Add your last name and first initial in the header of your document. Organize your letter of intent using the following headings: </text:p>
      <text:p text:style-name="P12"><text:span text:style-name="T10">.    </text:span><text:span text:style-name="T11">(a)  </text:span><text:span text:style-name="T12">Personal motivations </text:span><text:span text:style-name="T11">for pursuing a degree in counselling, including signify life experience (if any) that contributed to your choice to pursue a career in counselling. </text:span> </text:p>
      <text:p text:style-name="P12"><text:span text:style-name="T10">.    </text:span><text:span text:style-name="T11">(b)  </text:span><text:span text:style-name="T12">Goals and Plans. </text:span><text:span text:style-name="T11">Describe the competences you expect to have developed by the end of your program and your plans post-degree (e.g. in what kind of settings and with what populations do you plan to wok immediately after completion of the program? Five years later?) </text:span> </text:p>
      <text:p text:style-name="P12"><text:span text:style-name="T10">.    </text:span><text:span text:style-name="T11">(c)  Any </text:span><text:span text:style-name="T12">other topics </text:span><text:span text:style-name="T11">you would like the admissions committee to consider when evaluating your application. </text:span> </text:p>
      <text:p text:style-name="Text_20_body"/>
      <text:p text:style-name="P1"/>
      <text:p text:style-name="P1"><text:soft-page-break/></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svg:font-family="time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4:28:03.545252564</meta:creation-date>
    <dc:date>2016-11-06T13:35:14.198684676</dc:date>
    <meta:editing-duration>PT1H28M9S</meta:editing-duration>
    <meta:editing-cycles>14</meta:editing-cycles>
    <meta:generator>LibreOffice/5.1.4.2$Linux_X86_64 LibreOffice_project/10m0$Build-2</meta:generator>
    <meta:document-statistic meta:table-count="0" meta:image-count="0" meta:object-count="0" meta:page-count="5" meta:paragraph-count="38" meta:word-count="1474" meta:character-count="9196" meta:non-whitespace-character-count="7725"/>
  </office:meta>
</office:document-meta>
</file>